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12.875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5.493cm"/>
    </style:style>
    <style:style style:name="co5" style:family="table-column">
      <style:table-column-properties fo:break-before="auto" style:column-width="6.548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ffb515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fo:border="0.002cm solid #000000"/>
    </style:style>
    <style:style style:name="ce3" style:family="table-cell" style:parent-style-name="Default" style:data-style-name="N4">
      <style:table-cell-properties fo:background-color="#ffb515" fo:wrap-option="wrap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wrap-option="wrap" fo:border="0.002cm solid #000000"/>
    </style:style>
    <style:style style:name="ce5" style:family="table-cell" style:parent-style-name="Default">
      <style:table-cell-properties fo:background-color="#ffb515" fo:border="0.002cm solid #0000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>
            <text:p>Code</text:p>
          </table:table-cell>
          <table:table-cell table:style-name="ce3" office:value-type="string">
            <text:p>Description</text:p>
          </table:table-cell>
          <table:table-cell table:style-name="ce1" office:value-type="string">
            <text:p>Type de diagramme</text:p>
          </table:table-cell>
          <table:table-cell table:style-name="ce3" office:value-type="string">
            <text:p>Critères de sélection</text:p>
          </table:table-cell>
          <table:table-cell table:style-name="ce3" office:value-type="string">
            <text:p>Critères d'agrégation</text:p>
          </table:table-cell>
          <table:table-cell table:style-name="ce5" office:value-type="string">
            <text:p>Tri</text:p>
          </table:table-cell>
        </table:table-row>
        <table:table-row table:style-name="ro2">
          <table:table-cell/>
          <table:table-cell office:value-type="string">
            <text:p>Part des catégories pour les revenus et les dépenses.</text:p>
          </table:table-cell>
          <table:table-cell office:value-type="string">
            <text:p>Camembert</text:p>
          </table:table-cell>
          <table:table-cell office:value-type="string">
            <text:p>Compte</text:p>
            <text:p>Catégorie</text:p>
            <text:p>Période</text:p>
          </table:table-cell>
          <table:table-cell office:value-type="string">
            <text:p>Catégorie</text:p>
          </table:table-cell>
          <table:table-cell office:value-type="string">
            <text:p>/</text:p>
          </table:table-cell>
        </table:table-row>
        <table:table-row table:style-name="ro3">
          <table:table-cell/>
          <table:table-cell office:value-type="string">
            <text:p>Évolution du solde toutes les X périodes (exemple : mois)</text:p>
          </table:table-cell>
          <table:table-cell office:value-type="string">
            <text:p>Ligne</text:p>
          </table:table-cell>
          <table:table-cell office:value-type="string">
            <text:p>Compte</text:p>
            <text:p>Période</text:p>
          </table:table-cell>
          <table:table-cell office:value-type="string">
            <text:p>Compte</text:p>
            <text:p>Période</text:p>
          </table:table-cell>
          <table:table-cell office:value-type="string">
            <text:p>/</text:p>
          </table:table-cell>
        </table:table-row>
        <table:table-row table:style-name="ro2">
          <table:table-cell/>
          <table:table-cell office:value-type="string">
            <text:p>Évolution des montants des catégories</text:p>
          </table:table-cell>
          <table:table-cell office:value-type="string">
            <text:p>Zones empilées</text:p>
          </table:table-cell>
          <table:table-cell office:value-type="string">
            <text:p>Compte</text:p>
            <text:p>Catégorie</text:p>
            <text:p>Période</text:p>
          </table:table-cell>
          <table:table-cell office:value-type="string">
            <text:p>Catégorie</text:p>
            <text:p>Période</text:p>
          </table:table-cell>
          <table:table-cell office:value-type="string">
            <text:p>/</text:p>
          </table:table-cell>
        </table:table-row>
        <table:table-row table:style-name="ro2">
          <table:table-cell/>
          <table:table-cell office:value-type="string">
            <text:p>Top N des catégories</text:p>
          </table:table-cell>
          <table:table-cell office:value-type="string">
            <text:p>Barres</text:p>
          </table:table-cell>
          <table:table-cell office:value-type="string">
            <text:p>Compte </text:p>
            <text:p>Période</text:p>
            <text:p>Catégorie</text:p>
          </table:table-cell>
          <table:table-cell office:value-type="string">
            <text:p>Catégorie</text:p>
          </table:table-cell>
          <table:table-cell office:value-type="string">
            <text:p>Montant décroissant</text:p>
          </table:table-cell>
        </table:table-row>
        <table:table-row table:style-name="ro2">
          <table:table-cell/>
          <table:table-cell office:value-type="string">
            <text:p>Top N des tiers</text:p>
          </table:table-cell>
          <table:table-cell office:value-type="string">
            <text:p>Barres</text:p>
          </table:table-cell>
          <table:table-cell office:value-type="string">
            <text:p>Compte</text:p>
            <text:p>Période</text:p>
            <text:p>Tiers</text:p>
          </table:table-cell>
          <table:table-cell office:value-type="string">
            <text:p>Tiers</text:p>
          </table:table-cell>
          <table:table-cell office:value-type="string">
            <text:p>Montant décroissant</text:p>
          </table:table-cell>
        </table:table-row>
        <table:table-row table:style-name="ro1" table:number-rows-repeated="6552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7">07/12/2008</text:date>, <text:time>13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07T12:51:04</meta:creation-date>
    <dc:date>2008-12-07T13:07:44</dc:date>
    <meta:editing-cycles>2</meta:editing-cycles>
    <meta:editing-duration>PT16M41S</meta:editing-duration>
    <meta:user-defined meta:name="Info 1"/>
    <meta:user-defined meta:name="Info 2"/>
    <meta:user-defined meta:name="Info 3"/>
    <meta:user-defined meta:name="Info 4"/>
    <meta:document-statistic meta:table-count="1" meta:cell-count="31"/>
  </office:meta>
</office:document-meta>
</file>